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68635540413929256" text:style-name="L1">
        <text:list-item>
          <text:p text:style-name="P3">Classe Personnage : Cette classe représente les personnages jouables du jeu. Chaque personnage aura des attributs tels que le nom, les points de vie (PV), les points de magie (PM), la force, la défense, etc. Vous pouvez également ajouter des méthodes pour les actions spécifiques des personnages, comme attaquer ou lancer des sorts.</text:p>
        </text:list-item>
        <text:list-item text:style-override="L2">
          <text:p text:style-name="P4">Classe Ennemi : Cette classe représente les ennemis que les joueurs vont affronter. Elle peut avoir des attributs similaires à la classe Personnage, tels que les PV, les PM, etc. Vous pouvez également inclure des méthodes pour les actions spécifiques des ennemis, comme attaquer ou utiliser des compétences spéciales.</text:p>
        </text:list-item>
        <text:list-item text:style-override="L2">
          <text:p text:style-name="P4">Classe Combat : Cette classe gère les combats entre le groupe de personnages jouables et les ennemis. Elle maintient une liste des personnages jouables et une liste des ennemis. Vous pouvez inclure des méthodes pour déterminer l'ordre des tours, exécuter les actions des personnages et des ennemis, gérer les dégâts, les soins, etc.</text:p>
        </text:list-item>
        <text:list-item text:style-override="L2">
          <text:p text:style-name="P4">Classe Joueur : Cette classe représente le joueur lui-même. Elle peut stocker des informations sur le joueur, comme son nom, son niveau, son expérience, son inventaire, etc. Vous pouvez également inclure des méthodes pour gérer les actions spécifiques du joueur, telles que se déplacer dans le monde, interagir avec des objets, etc.</text:p>
        </text:list-item>
        <text:list-item text:style-override="L2">
          <text:p text:style-name="P4">Classe Monde : Cette classe représente le monde dans lequel le joueur évolue. Elle peut inclure des informations sur les différentes régions, les villes, les donjons, les quêtes, etc. Vous pouvez inclure des méthodes pour gérer la navigation du joueur dans le monde et déclencher des événements spécifiques.</text:p>
        </text:list-item>
        <text:list-item text:style-override="L2">
          <text:p text:style-name="P4">Classe Jeu : Cette classe est responsable de l'ensemble du déroulement du jeu. Elle peut gérer la boucle principale du jeu, afficher des informations à l'écran, interagir avec le joueur, etc. Vous pouvez également utiliser cette classe pour initialiser le monde, créer des personnages, des ennemis, etc.</text:p>
        </text:list-item>
      </text:list>
      <text:p text:style-name="Standard"/>
      <text:p text:style-name="P1">JEU gère le plus gros: game loop, affichage de l'écran, chargement ou sauvegarde de données.</text:p>
      <text:p text:style-name="P1">COMBAT gère uniquement le lien entre les personnages lors du combat, l'affichage des informations à l'écran avant et après chaque action, en récupérant ces données sur chaque personnage</text:p>
      <text:p text:style-name="P1">PERSONNAGE sert à encapsuler les données de chaque personnage: nom, sprite, stats (pv, mana, etc), sorts et contient les méthodes qui agissent sur ces stats (takeDmg(), heal(), etc)</text:p>
      <text:p text:style-name="P1"/>
      <text:p text:style-name="P1">CHAR_DB<text:tab/>contient les données de chaque persos</text:p>
      <text:p text:style-name="P1">SPELL_DB<text:tab/>contient les données de chaque spell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Dryad : </text:p>
      <text:p text:style-name="P1"><text:span text:style-name="T1"><text:tab/>1-Attack: 70% of atk as DMG on a target</text:span></text:p>
      <text:p text:style-name="P1"><text:span text:style-name="T1"><text:tab/>2-Heal: <text:s/>60% of wisdom as HEAL on a target – (0 turn (no) cd)</text:span></text:p>
      <text:p text:style-name="P1"><text:span text:style-name="T1"><text:tab/>3-Leaf Shield: 110% of wisdom as SHIELD on a friendly target and applies Vitality <text:tab/><text:tab/><text:tab/>(Heal+20%) both for 2 turns. (3turns cd)</text:span></text:p>
      <text:p text:style-name="P1"><text:span text:style-name="T1"><text:tab/>4-Dryadic Ritual: Friendly target is immune for one attack, then heal all allies by 15% of <text:tab/><text:tab/>their max hp + 100% wisdom. (5turns cd)</text:span></text:p>
      <text:p text:style-name="P1"><text:span text:style-name="T1"/></text:p>
      <text:p text:style-name="P1">Vasti :</text:p>
      <text:p text:style-name="P1"><text:tab/><text:span text:style-name="T1">1-Attack: 75% of atk as DMG on a target</text:span></text:p>
      <text:p text:style-name="P1"><text:span text:style-name="T1"><text:tab/>2-Low Slash: 80% of atk as DMG on a target and reduces its atk (-25%) for 2 turns. (2turns <text:tab/><text:tab/>cd)</text:span></text:p>
      <text:p text:style-name="P1"><text:span text:style-name="T1"><text:tab/>3-Taunt: All enemies must target Vasti for this turn only. (3turns cd)</text:span></text:p>
      <text:p text:style-name="P1"><text:span text:style-name="T1"><text:tab/>4-Chains of Justice: Target enemy is silenced (only basic attacks) for 4-5? turns and takes <text:tab/><text:tab/>30%atk + 65% wisdom as DMG each turn if still silenced. (5turns cd)</text:span></text:p>
      <text:p text:style-name="P1"><text:span text:style-name="T1"/></text:p>
      <text:p text:style-name="P1">Ireza :</text:p>
      <text:p text:style-name="P1"><text:tab/><text:span text:style-name="T1">1-Attack: 2*40% atk as DMG on a target</text:span></text:p>
      <text:p text:style-name="P1"><text:span text:style-name="T1"><text:tab/>2-Focus Attack: Gain Crit+1 (+30%chance) for 2 turns and deal 75% of atk as DMG on a <text:tab/><text:tab/>target (3turns cd)</text:span></text:p>
      <text:p text:style-name="P1"><text:span text:style-name="T1"><text:tab/>3-Vanishing Strike: Deals 40% of atk as DMG on all enemies and becomes Stealthed for 1 <text:tab/><text:tab/>turn, dodging all attacks that targets Ireza (non-aoe). (4turns cd)</text:span></text:p>
      <text:p text:style-name="P1"><text:span text:style-name="T1"><text:tab/>4-Rogue Prodigy: Gains a stack of Rogue Mastery, gaining 10% atk, 25% CritDmg and 1 <text:tab/><text:tab/>Venomous stack (attacks applies 1 poison stack per hit per venomous stack) until end <text:tab/><text:tab/>of combat. (4turns c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5M32S</meta:editing-duration>
    <meta:editing-cycles>6</meta:editing-cycles>
    <meta:generator>OpenOffice/4.1.10$Win32 OpenOffice.org_project/4110m2$Build-9807</meta:generator>
    <dc:date>2023-05-27T01:27:16.24</dc:date>
    <dc:creator>Mathis </dc:creator>
    <meta:document-statistic meta:table-count="0" meta:image-count="0" meta:object-count="0" meta:page-count="2" meta:paragraph-count="26" meta:word-count="623" meta:character-count="3735"/>
    <meta:user-defined meta:name="Info 1"/>
    <meta:user-defined meta:name="Info 2"/>
    <meta:user-defined meta:name="Info 3"/>
    <meta:user-defined meta:name="Info 4"/>
  </office:meta>
</office:document-meta>
</file>